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2ac" officeooo:paragraph-rsid="001cf2ac"/>
    </style:style>
    <style:style style:name="P2" style:family="paragraph" style:parent-style-name="Standard">
      <style:paragraph-properties fo:text-align="center" style:justify-single-word="false"/>
      <style:text-properties officeooo:rsid="001e72c0" officeooo:paragraph-rsid="001e72c0"/>
    </style:style>
    <style:style style:name="P3" style:family="paragraph" style:parent-style-name="Standard">
      <style:paragraph-properties fo:text-align="center" style:justify-single-word="false"/>
      <style:text-properties officeooo:rsid="001e9a88" officeooo:paragraph-rsid="001e9a88"/>
    </style:style>
    <style:style style:name="T1" style:family="text">
      <style:text-properties officeooo:rsid="001e72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ańsk, </text:p>
      <text:p text:style-name="P1"/>
      <text:p text:style-name="P1">Projekt analizy rynku aptecznego w Polsce</text:p>
      <text:p text:style-name="P1"/>
      <text:p text:style-name="P1"/>
      <text:p text:style-name="P1"/>
      <text:p text:style-name="P1"/>
      <text:p text:style-name="P1">1. PostgreSql</text:p>
      <text:p text:style-name="P1">User: <text:span text:style-name="T1">pharmacyuser;</text:span>l</text:p>
      <text:p text:style-name="P2">Schema: pharmacies;</text:p>
      <text:p text:style-name="P3">User pass: gp97s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9:42:39.458240525</meta:creation-date>
    <dc:date>2018-06-30T16:59:20.386289601</dc:date>
    <meta:editing-duration>PT6H56M20S</meta:editing-duration>
    <meta:editing-cycles>1</meta:editing-cycles>
    <meta:document-statistic meta:table-count="0" meta:image-count="0" meta:object-count="0" meta:page-count="1" meta:paragraph-count="6" meta:word-count="16" meta:character-count="118" meta:non-whitespace-character-count="107"/>
    <meta:generator>LibreOffice/6.0.5.2$Linux_X86_64 LibreOffice_project/00m0$Build-2</meta:generator>
  </office:meta>
</office:document-meta>
</file>